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25-11-19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25-07-10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25-02-27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24-10-29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24-08-14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24-05-23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24-03-14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23-12-04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23-08-09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23-04-13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23-01-25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22-11-03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22-07-20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22-02-09 17:13:3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21-11-03 16:2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21-09-22 18:44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21-07-07 15:38:1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21-03-16 16:5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21-01-07 17:13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20-02-26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9-10-15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9-05-24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9-02-27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8-11-27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8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8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8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8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8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8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8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8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8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8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8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8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8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8-04-30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8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8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8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8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8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8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8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8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7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7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7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7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7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7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7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7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7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7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7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7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7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7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7-05-15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7-04-10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7-02-14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7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7-01-24 2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7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7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6-12-05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6-11-15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6-10-12 2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6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6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6-09-08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6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6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6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6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6-07-07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6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6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6-06-09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6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6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6-05-12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6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6-04-20 2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6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6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6-03-16 2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6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6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6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6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6-01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5-12-09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5-11-18 2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5-09-03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5-07-16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5-06-22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5-05-07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5-04-01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5-03-05 2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5-02-18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5-01-14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4-12-02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4-09-04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4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4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4-08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4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4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4-07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4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4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4-06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4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4-05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4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4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4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4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4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4-03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4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4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4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4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4-0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4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3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3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3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3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3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3-10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3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3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3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3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3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3-07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3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3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3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3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3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3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3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3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3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3-03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3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3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3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3-01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3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3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2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2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2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2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2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2-10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2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2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2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2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2-08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2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2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2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2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2-06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2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2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2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2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2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2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2-03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2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2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2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2-0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2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2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1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1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1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1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1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1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1-09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1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1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1-08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1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1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1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1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1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1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1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1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1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1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1-03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1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1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1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1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1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1-0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1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0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0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0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0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0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0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0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0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0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0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0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0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0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0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0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0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0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0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0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0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0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0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0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10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09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09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09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09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09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09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09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09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09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09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09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09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09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09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09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09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09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09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09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09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09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09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09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09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08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08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08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08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08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08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08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08-09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08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08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08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08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08-06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08-05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08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08-03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08-0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08-0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07-1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07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07-10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07-09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07-08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07-07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07-06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07-05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07-05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07-04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07-03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07-0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07-0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06-12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80</text:p>
          </table:table-cell>
          <table:table-cell office:value-type="string" calcext:value-type="string">
            <text:p>FG North Narrow Park</text:p>
          </table:table-cell>
          <table:table-cell office:value-type="string" calcext:value-type="string">
            <text:p>2006-09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7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12" meta:object-count="0"/>
    <meta:user-defined meta:name="AppVersion">3.0</meta:user-defined>
  </office:meta>
</office:document-meta>
</file>